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text-properties style:font-name="FreeSans1" fo:font-size="12pt" style:font-size-asian="12pt" style:font-size-complex="12pt"/>
    </style:style>
    <style:style style:name="P2" style:family="paragraph" style:parent-style-name="Preformatted_20_Text">
      <style:text-properties style:font-name="FreeSans1" fo:font-size="12pt" officeooo:rsid="0017710c" officeooo:paragraph-rsid="0017710c" style:font-size-asian="12pt" style:font-size-complex="12pt"/>
    </style:style>
    <style:style style:name="P3" style:family="paragraph" style:parent-style-name="Preformatted_20_Text">
      <style:text-properties style:font-name="FreeSans1" fo:font-size="12pt" fo:font-weight="bold" style:font-size-asian="12pt" style:font-weight-asian="bold" style:font-size-complex="12pt" style:font-weight-complex="bold"/>
    </style:style>
    <style:style style:name="P4" style:family="paragraph" style:parent-style-name="Preformatted_20_Text">
      <style:text-properties style:font-name="FreeSans1" fo:font-size="12pt" fo:font-weight="bold" officeooo:rsid="0017710c" officeooo:paragraph-rsid="0017710c" style:font-size-asian="12pt" style:font-weight-asian="bold" style:font-size-complex="12pt" style:font-weight-complex="bold"/>
    </style:style>
    <style:style style:name="P5" style:family="paragraph" style:parent-style-name="Preformatted_20_Text">
      <style:text-properties style:font-name="FreeSans1" fo:font-size="12pt" style:text-underline-style="solid" style:text-underline-width="auto" style:text-underline-color="font-color" style:font-size-asian="12pt" style:font-size-complex="12pt"/>
    </style:style>
    <style:style style:name="P6" style:family="paragraph" style:parent-style-name="Preformatted_20_Text">
      <style:text-properties style:font-name="FreeSans1" fo:font-size="12pt" fo:font-weight="normal" officeooo:rsid="0017710c" officeooo:paragraph-rsid="0017710c" style:font-size-asian="10.5pt" style:font-weight-asian="normal" style:font-size-complex="12pt" style:font-weight-complex="normal"/>
    </style:style>
    <style:style style:name="P7" style:family="paragraph" style:parent-style-name="Preformatted_20_Text">
      <style:text-properties style:font-name="FreeSans1" fo:font-size="12pt" fo:font-weight="normal" officeooo:rsid="001a9707" officeooo:paragraph-rsid="001a9707" style:font-size-asian="10.5pt" style:font-weight-asian="normal" style:font-size-complex="12pt" style:font-weight-complex="normal"/>
    </style:style>
    <style:style style:name="P8" style:family="paragraph" style:parent-style-name="Preformatted_20_Text">
      <style:text-properties style:font-name="FreeSans1" fo:font-size="12pt" fo:font-weight="normal" officeooo:rsid="001c98ae" officeooo:paragraph-rsid="001c98ae" style:font-size-asian="10.5pt" style:font-weight-asian="normal" style:font-size-complex="12pt" style:font-weight-complex="normal"/>
    </style:style>
    <style:style style:name="P9" style:family="paragraph" style:parent-style-name="Preformatted_20_Text">
      <style:text-properties style:font-name="FreeSans1" fo:font-size="12pt" fo:font-weight="normal" officeooo:rsid="001dc729" officeooo:paragraph-rsid="001e9ad6" style:font-size-asian="10.5pt" style:font-weight-asian="normal" style:font-size-complex="12pt" style:font-weight-complex="normal"/>
    </style:style>
    <style:style style:name="P10" style:family="paragraph" style:parent-style-name="Preformatted_20_Text">
      <style:text-properties style:font-name="FreeSans1" fo:font-size="12pt" fo:font-weight="normal" officeooo:rsid="0018a2f1" officeooo:paragraph-rsid="0018a2f1" style:font-size-asian="12pt" style:font-weight-asian="normal" style:font-size-complex="12pt" style:font-weight-complex="normal"/>
    </style:style>
    <style:style style:name="P11" style:family="paragraph" style:parent-style-name="Preformatted_20_Text">
      <style:text-properties style:font-name="FreeSans1" fo:font-size="13pt" fo:font-weight="bold" style:font-size-asian="13pt" style:font-weight-asian="bold" style:font-size-complex="13pt" style:font-weight-complex="bold"/>
    </style:style>
    <style:style style:name="P12" style:family="paragraph" style:parent-style-name="Preformatted_20_Text">
      <style:text-properties style:font-name="FreeSans1" fo:font-size="13pt" fo:font-weight="bold" officeooo:rsid="0017710c" officeooo:paragraph-rsid="0017710c" style:font-size-asian="13pt" style:font-weight-asian="bold" style:font-size-complex="13pt" style:font-weight-complex="bold"/>
    </style:style>
    <style:style style:name="P13" style:family="paragraph" style:parent-style-name="Preformatted_20_Text">
      <style:text-properties style:font-name="FreeSans1" fo:font-size="13pt" fo:font-weight="bold" officeooo:rsid="001a9707" officeooo:paragraph-rsid="001a9707" style:font-size-asian="11.3500003814697pt" style:font-weight-asian="bold" style:font-size-complex="13pt" style:font-weight-complex="bold"/>
    </style:style>
    <style:style style:name="P14" style:family="paragraph" style:parent-style-name="Preformatted_20_Text">
      <style:text-properties style:font-name="FreeSans1" fo:font-size="13pt" fo:font-weight="bold" officeooo:rsid="001c98ae" officeooo:paragraph-rsid="001c98ae" style:font-size-asian="11.3500003814697pt" style:font-weight-asian="bold" style:font-size-complex="13pt" style:font-weight-complex="bold"/>
    </style:style>
    <style:style style:name="P15" style:family="paragraph" style:parent-style-name="Preformatted_20_Text">
      <style:text-properties style:font-name="FreeSans1" fo:font-size="14pt" fo:font-weight="bold"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style:font-name="FreeSans1" fo:font-size="14pt" fo:font-weight="bold" style:font-size-asian="14pt" style:font-weight-asian="bold" style:font-size-complex="14pt" style:font-weight-complex="bold"/>
    </style:style>
    <style:style style:name="P17" style:family="paragraph" style:parent-style-name="Preformatted_20_Text">
      <style:text-properties style:font-name="FreeSans1" fo:font-size="14pt" fo:font-weight="bold" officeooo:rsid="0017710c" officeooo:paragraph-rsid="0017710c" style:font-size-asian="14pt" style:font-weight-asian="bold" style:font-size-complex="14pt" style:font-weight-complex="bold"/>
    </style:style>
    <style:style style:name="P18" style:family="paragraph" style:parent-style-name="Preformatted_20_Text">
      <style:text-properties style:font-name="Courier New" fo:font-size="12pt" style:font-size-asian="12pt" style:font-size-complex="12pt"/>
    </style:style>
    <style:style style:name="P19" style:family="paragraph" style:parent-style-name="Preformatted_20_Text">
      <style:text-properties style:font-name="Courier New" fo:font-size="12pt" fo:font-weight="normal" officeooo:rsid="001c98ae" officeooo:paragraph-rsid="001c98ae" style:font-size-asian="10.5pt" style:font-weight-asian="normal" style:font-size-complex="12pt" style:font-weight-complex="normal"/>
    </style:style>
    <style:style style:name="P20" style:family="paragraph" style:parent-style-name="Preformatted_20_Text">
      <style:text-properties style:font-name="FreeSans1" fo:font-size="12pt" fo:font-style="normal" fo:font-weight="bold" officeooo:rsid="0017710c" officeooo:paragraph-rsid="0017710c" style:font-size-asian="12pt" style:font-style-asian="normal" style:font-weight-asian="bold" style:font-size-complex="12pt" style:font-style-complex="normal" style:font-weight-complex="bold"/>
    </style:style>
    <style:style style:name="T1" style:family="text">
      <style:text-properties style:font-name="Courier New"/>
    </style:style>
    <style:style style:name="T2" style:family="text">
      <style:text-properties style:font-name="Courier New" style:font-size-asian="12pt"/>
    </style:style>
    <style:style style:name="T3" style:family="text">
      <style:text-properties fo:font-style="italic" style:font-style-asian="italic" style:font-style-complex="italic"/>
    </style:style>
    <style:style style:name="T4" style:family="text">
      <style:text-properties fo:font-style="italic" officeooo:rsid="0017710c" style:font-style-asian="italic" style:font-style-complex="italic"/>
    </style:style>
    <style:style style:name="T5" style:family="text">
      <style:text-properties fo:font-style="normal" officeooo:rsid="0017710c" style:font-style-asian="normal" style:font-style-complex="normal"/>
    </style:style>
    <style:style style:name="T6" style:family="text">
      <style:text-properties officeooo:rsid="0017710c"/>
    </style:style>
    <style:style style:name="T7" style:family="text">
      <style:text-properties officeooo:rsid="00181e4a"/>
    </style:style>
    <style:style style:name="T8" style:family="text">
      <style:text-properties officeooo:rsid="0018a2f1"/>
    </style:style>
    <style:style style:name="T9" style:family="text">
      <style:text-properties style:font-name="FreeSans1"/>
    </style:style>
    <style:style style:name="T10" style:family="text">
      <style:text-properties style:font-name="FreeSans1" officeooo:rsid="001a9707"/>
    </style:style>
    <style:style style:name="T11" style:family="text">
      <style:text-properties style:font-name="FreeSans1" officeooo:rsid="001c5e85" style:font-size-asian="12pt"/>
    </style:style>
    <style:style style:name="T12" style:family="text">
      <style:text-properties officeooo:rsid="001a9707"/>
    </style:style>
    <style:style style:name="T13" style:family="text">
      <style:text-properties style:font-size-asian="12pt"/>
    </style:style>
    <style:style style:name="T14" style:family="text">
      <style:text-properties officeooo:rsid="001c5e85" style:font-size-asian="12pt"/>
    </style:style>
    <style:style style:name="T15" style:family="text">
      <style:text-properties officeooo:rsid="001c5e85"/>
    </style:style>
    <style:style style:name="T16" style:family="text">
      <style:text-properties officeooo:rsid="001e9ad6"/>
    </style:style>
    <style:style style:name="T17" style:family="text">
      <style:text-properties officeooo:rsid="001f58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lia@arch-elia ~/adsExam/]$ m elia cortesi 01911A</text:p>
      <text:p text:style-name="P18">[elia@arch-elia ~/adsExam/]$ m algorithm exam brickProject</text:p>
      <text:p text:style-name="P18">[elia@arch-elia ~/adsExam/]$ s brickProject</text:p>
      <text:p text:style-name="P1"/>
      <text:p text:style-name="P16">brickProject by Elia Cortesi</text:p>
      <text:p text:style-name="P1"/>
      <text:p text:style-name="P1">Indice:</text:p>
      <text:p text:style-name="P1">1 – Introduzione</text:p>
      <text:p text:style-name="P1"><text:tab/>1.1 – Descrizione del problema</text:p>
      <text:p text:style-name="P1"><text:tab/>1.2 – Struttura del progetto</text:p>
      <text:p text:style-name="P1">2 - Modellazione e implementazione</text:p>
      <text:p text:style-name="P1"><text:tab/>2.1 – Modellazione del problema</text:p>
      <text:p text:style-name="P1"><text:tab/>2.2 – Implementazione delle strutture dati</text:p>
      <text:p text:style-name="P1"><text:tab/><text:tab/>2.2.1 – Implementazione di gioco</text:p>
      <text:p text:style-name="P1"><text:tab/><text:tab/>2.2.2 – Implementazione di mattoncino</text:p>
      <text:p text:style-name="P1"><text:tab/><text:tab/>2.2.3 – Implementazione di fila</text:p>
      <text:p text:style-name="P1"><text:tab/><text:tab/>2.2.4 – Implementazione delle liste concatenate</text:p>
      <text:p text:style-name="P1"><text:tab/><text:tab/>2.2.5 – Implementazione delle code</text:p>
      <text:p text:style-name="P1"><text:tab/></text:p>
      <text:p text:style-name="P1">3 - Spiegazione delle funzioni</text:p>
      <text:p text:style-name="P1"><text:tab/><text:span text:style-name="T6">3.1 – Spiegazione delle funzioni ausiliarie</text:span></text:p>
      <text:p text:style-name="P1"><text:tab/>3.<text:span text:style-name="T6">2</text:span> – Spiegazione di inserisciMattoncino</text:p>
      <text:p text:style-name="P1"><text:tab/>3.<text:span text:style-name="T6">3</text:span> – Spiegazione di stampaMattoncino</text:p>
      <text:p text:style-name="P1"><text:tab/>3.<text:span text:style-name="T6">4</text:span> – Spiegazione di disponiFila</text:p>
      <text:p text:style-name="P1"><text:tab/>3.<text:span text:style-name="T6">5</text:span> – Spiegazione di stampaFila</text:p>
      <text:p text:style-name="P1"><text:tab/>3.<text:span text:style-name="T6">6</text:span> – Spiegazione di eliminaFila</text:p>
      <text:p text:style-name="P1"><text:tab/>3.<text:span text:style-name="T6">7</text:span> – Spiegazione di sottostringaMassima</text:p>
      <text:p text:style-name="P1"><text:tab/>3.<text:span text:style-name="T6">8</text:span> – Spiegazione di indiceCacofonia</text:p>
      <text:p text:style-name="P1"><text:tab/>3.<text:span text:style-name="T6">9</text:span> – Spiegazione di disponiFilaMinima</text:p>
      <text:p text:style-name="P1"/>
      <text:p text:style-name="P15">1 - Introduzione</text:p>
      <text:p text:style-name="P1"/>
      <text:p text:style-name="P11">1.1 - Descrizione del problema</text:p>
      <text:p text:style-name="P1"/>
      <text:p text:style-name="P1">Il problema si ispira ad un gioco da tavolo simile al domino. Abbiamo una scatola contenente dei mattoncini, e un tavolo su cui possiamo posizionare delle file formate dalla concatenazione dei mattoncini. I mattoncini possono concatenarsi tra loro perche’ le loro estremita’ (sinistra e destra) hanno una determinata forma. Due mattoncini si possono concatenare se e solo se l’estremita’ destra del primo e’ uguale all’estremita’ sinistra del secondo oppure se l’estremita’ destra del primo e’ uguale all’estremita’ destra del secondo (cio’ e’ possibile concatenando il secondo mattoncino al contrario).</text:p>
      <text:p text:style-name="P1">Un mattoncino e’ identificato da una tripla m(alpha, beta, sigma) dove alpha e beta sono delle stringhe che corrispondono rispettivamente alle estremita’ sinistra e destra del mattoncino e sigma e’ una stringa che corrisponde al nome del mattoncino. Quando piu’ mattoncini si concatenano formando una fila, il nome della stessa e’ la concatenazione di tutti i sigma dei mattoncini (sigma1sigma2...sigman).</text:p>
      <text:p text:style-name="P1">Questa e’ una breve descrizione iniziale del problema e ulteriori dettagli verranno forniti nelle sezioni successive apposite.</text:p>
      <text:p text:style-name="P1"><text:soft-page-break/></text:p>
      <text:p text:style-name="P11">1.2 – Struttura del progetto</text:p>
      <text:p text:style-name="P1"/>
      <text:p text:style-name="P18">brickProject/</text:p>
      <text:p text:style-name="P18">│</text:p>
      <text:p text:style-name="P18">├── test/</text:p>
      <text:p text:style-name="P18">│ <text:s text:c="2"/>├── input_disponi_fila_e_indice_cacofonia.txt</text:p>
      <text:p text:style-name="P18">│ <text:s text:c="2"/>├── input_fila_minima.txt</text:p>
      <text:p text:style-name="P18">│ <text:s text:c="2"/>├── input_inserimento_mattoncini.txt</text:p>
      <text:p text:style-name="P18">│ <text:s text:c="2"/>├── input_lungo.txt</text:p>
      <text:p text:style-name="P18">│ <text:s text:c="2"/>└── input_sottostringa_massima.txt</text:p>
      <text:p text:style-name="P18">│</text:p>
      <text:p text:style-name="P18">├── controllaMattoncini.go</text:p>
      <text:p text:style-name="P18">├── disponiFila.go</text:p>
      <text:p text:style-name="P18">├── disponiFilaMinima.go</text:p>
      <text:p text:style-name="P18">├── eliminaFila.go</text:p>
      <text:p text:style-name="P18">├── gestioneCode.go</text:p>
      <text:p text:style-name="P18">├── gestioneListe.go</text:p>
      <text:p text:style-name="P18">├── indiceCacofonia.go</text:p>
      <text:p text:style-name="P18">├── inserisciMattoncino.go</text:p>
      <text:p text:style-name="P18">├── main.go</text:p>
      <text:p text:style-name="P18">├── sottostringaMassima.go</text:p>
      <text:p text:style-name="P18">├── stampaFila.go</text:p>
      <text:p text:style-name="P18">└── stampaMattoncino.go</text:p>
      <text:p text:style-name="P1"/>
      <text:p text:style-name="P1">I file all’interno della directory <text:span text:style-name="T3">brickProject/test/</text:span> sono dei file di input in formato <text:span text:style-name="T3">.txt</text:span> che servono a simulare una serie di comandi per il programma.</text:p>
      <text:p text:style-name="P1">I file all’interno della directory <text:span text:style-name="T3">brickProject/ </text:span>sono tutti i file in formato .<text:span text:style-name="T3">go</text:span> che compongono il programma.</text:p>
      <text:p text:style-name="P1">Per avviare il programma correttamente eseguire il seguente comando all’interno della directory principale del progetto:</text:p>
      <text:p text:style-name="P1"/>
      <text:p text:style-name="P18">[elia@arch-elia ~/brickProject/]$ go run .</text:p>
      <text:p text:style-name="P1"/>
      <text:p text:style-name="P1">E poi inserire manualmente a piacimento i comandi relativi al programma elencati alla fine di questa sezione.</text:p>
      <text:p text:style-name="P1"/>
      <text:p text:style-name="P1">Se si volesse utilizzare un input presente nella cartella test eseguire i seguenti comandi all’interno della directory principale del progetto:</text:p>
      <text:p text:style-name="P1"/>
      <text:p text:style-name="P18">[elia@arch-elia ~/brickProject/]$ go build .</text:p>
      <text:p text:style-name="P18">[elia@arch-elia ~/brickProject/]$ ./main &lt; test/input_a_piacere.txt</text:p>
      <text:p text:style-name="P1"/>
      <text:p text:style-name="P1">Se invece si volesse usare un input proprio spostare il file <text:span text:style-name="T3">.txt</text:span> nella cartella test ed eseguire i comandi sopracitati con il nome del vostro file.</text:p>
      <text:p text:style-name="P1"/>
      <text:p text:style-name="P1"/>
      <text:p text:style-name="P5">Lista dei comandi:</text:p>
      <text:p text:style-name="P1"><text:span text:style-name="T1">m α β σ</text:span> inserisciMattoncino (α, β, σ)</text:p>
      <text:p text:style-name="P1"><text:span text:style-name="T1">s σ </text:span>stampaMattoncino (σ)</text:p>
      <text:p text:style-name="P1"><text:soft-page-break/><text:span text:style-name="T1">d ±σ1 ±σ2 . . . ±σn</text:span> disponiFila (±σ1 , ±σ2 , . . . , ±σn)</text:p>
      <text:p text:style-name="P1"><text:span text:style-name="T1">S σ</text:span> stampaFila (σ)</text:p>
      <text:p text:style-name="P1"><text:span text:style-name="T1">e σ</text:span> eliminaFila (σ)</text:p>
      <text:p text:style-name="P1"><text:span text:style-name="T1">f α β</text:span> disponiFilaMinima (α, β)</text:p>
      <text:p text:style-name="P1"><text:span text:style-name="T1">M σ τ</text:span> sottostringaMassima (σ, τ )</text:p>
      <text:p text:style-name="P1"><text:span text:style-name="T1">i σ </text:span>indiceCacofonia (σ)</text:p>
      <text:p text:style-name="P1"><text:span text:style-name="T1">c σ α1 α2 . . . αn</text:span> costo (σ, α1 , α2 , . . . , αn ) </text:p>
      <text:p text:style-name="P1"><text:span text:style-name="T1">q</text:span> termina l’esecuzione del programma</text:p>
      <text:p text:style-name="P1"/>
      <text:p text:style-name="P15">2 – Modellazione e implementazione</text:p>
      <text:p text:style-name="P1"/>
      <text:p text:style-name="P11">2.1 – Modellazione del problema</text:p>
      <text:p text:style-name="P1"/>
      <text:p text:style-name="P1">Analizzando bene la traccia fornita e le varie istruzioni che il programma deve elaborare posso notare alcune cose. Innanzitutto la scatola in cui i mattoncini vengono inseriti e da cui vengono prelevati deve essere in grado di gestire tante richieste, e per far si’ che lo faccia in modo efficiente deve avere un meccanisco che le permetta di trovare in fretta I mattoncini richiesti. La stessa cosa ovviamente vale per tavolo. Entrambe queste strutture dati devono essere in grado di aggiungere mattoncini (o gruppi di mattoncini nel caso di tavolo) e rimuovere mattoncini in maniera efficiente e veloce. Inoltre c’e’ una funzione particolare, <text:span text:style-name="T3">disponiFilaMinima</text:span>, che richiede di disporre sul tavolo una fila di mattoncini, da una determinata estremita’ ad un’altra, che abbia la minor lunghezza possibile. Per fare cio’ posso modellare i miei mattoncini con un grafo, ed utilizzare una delle tante tecniche di visita di grafi per trovare questa fila minima. Questo grafo deve avere delle particolarita’: non e’ orientato, in quanto un mattoncino puo’ essere concatenato in entrambi i versi, e non e’ pesato, in quanto non ho nessun criterio che mi faccia scegliere un mattoncino piuttosto che un altro. Altri dettagli saranno forniti nella sezione corrispondente. Infine la funzione <text:span text:style-name="T3">costo</text:span> richiede di operare con le file di mattoncini, aggiungendo e rimuovendo gli stessi da un punto definito della fila stessa. Per fare cio’ ritengo che delle liste concatenate siano una scelta piu’ opportuna rispetto a degli array, per questioni di efficienza e di spazio.</text:p>
      <text:p text:style-name="P1"/>
      <text:p text:style-name="P11">2.2 – Implementazione delle strutture dati</text:p>
      <text:p text:style-name="P1"/>
      <text:p text:style-name="P3">2.2.1 – Implementazione di gioco</text:p>
      <text:p text:style-name="P1"/>
      <text:p text:style-name="P1"><text:span text:style-name="T3">gioco</text:span> e’ la struttura dati che rappresenta il gioco nella sua interita’, di conseguenza al suo interno conterra’ sia la scatola sia il tavolo. In Go posso implementarlo con una <text:span text:style-name="T3">struct</text:span> con al suo interno due campi: <text:span text:style-name="T3">scatola</text:span> e <text:span text:style-name="T3">tavolo</text:span>. Come detto nella sezione 2.1 queste due strutture devono essere efficienti e veloci negli inserimenti, nelle cancellazioni e nelle ricerche, e le mappe penso che corrispondano a questo identikit. Esse sono delle strutture dati che associano ad una chiave un valore. Le chiavi sono univoche, il che significa che non ci possono essere due valori diversi nella mappa, memorizzati con la stessa chiave. <text:span text:style-name="T4">scatola</text:span><text:span text:style-name="T6"> rappresenta la scatola dove sono contenuti tutti i mattoncini, e la implemento</text:span> <text:span text:style-name="T6">usando</text:span> una mappa con come chiave una stringa, che rappresenta il nome del mattoncino (dettagli nella sezione 2.2.2), e come valore un array di 2 stringhe che contiene il bordo sinistro e il bordo destro del mattoncino. <text:span text:style-name="T4">tavolo</text:span><text:span text:style-name="T6"> rappresenta il piano di gioco dove verranno disposte le file, e lo implemento usando</text:span> una mappa con come chiave una stringa, che rappresenta il nome della fila, e come valore un tipo fila (dettagli nella sezione 2.2.3). In questo modo le operazioni di inserimento, cancellazione e ricerca hanno costo O(1), perche’ usano il meccanismo di ricerca chiave-valore, che e’ immediato rispetto al dover “guardare” tutta la struttura.</text:p>
      <text:p text:style-name="P1"><text:soft-page-break/></text:p>
      <text:p text:style-name="P2">Per una questione di comodita’ nell’uso della funzione <text:span text:style-name="T3">disponiFilaMinima</text:span> (vedi sezione 3.9) dentro a gioco istanzio anche un altro campo, ovvero <text:span text:style-name="T3">forme</text:span>. <text:span text:style-name="T3">forme</text:span> rappresenta l’elenco di tutte le forme di cui I mattoncini dispongono, e lo implemento usando una mappa con come chiave una <text:span text:style-name="T3">string</text:span>, che rappresenta la forma di un bordo di un mattoncino, e come valore un <text:span text:style-name="T3">bool</text:span>, che assume il valore di <text:span text:style-name="T3">true</text:span> o <text:span text:style-name="T3">false</text:span>. A onor del vero, il tipo del valore l’ho scelto in modo tale che occupasse il minor spazio possibile: non uso una mappa per il valore booleano, ma per la comodita’ di ricerca e inserimento che la struttura dati mappa mi offre.</text:p>
      <text:p text:style-name="P1"/>
      <text:p text:style-name="P3">2.2.2 – Implementazione di mattoncino</text:p>
      <text:p text:style-name="P1"/>
      <text:p text:style-name="P1"><text:span text:style-name="T3">mattoncino</text:span> e’ la struttura dati che rappresenta un singolo mattoncino. Un mattoncino e’ identificato da una tripla <text:span text:style-name="T3">m(alpha, beta, sigma)</text:span>, dove <text:span text:style-name="T3">alpha</text:span>, <text:span text:style-name="T3">beta</text:span> e <text:span text:style-name="T3">sigma</text:span> sono delle stringhe. <text:span text:style-name="T3">alpha</text:span> e <text:span text:style-name="T3">beta</text:span> corrispondono ai bordi sinisto e destro del mattoncino e <text:span text:style-name="T3">sigma</text:span> corrisponde al suo nome. Posso usare una struct con 3 campi, tutti e 3 di tipo string.</text:p>
      <text:p text:style-name="P1">I mattoncini, tuttavia, devono rispettare delle condizioni: non possono esserci due mattoncini con lo stesso nome e un mattoncino non puo’ avere i bordi uguali tra loro.</text:p>
      <text:p text:style-name="P1"/>
      <text:p text:style-name="P3">2.2.3 – Implementazione di fila</text:p>
      <text:p text:style-name="P1"/>
      <text:p text:style-name="P1"><text:span text:style-name="T3">fila</text:span> e’ la struttura dati che rappresenta una concatenazione di mattoncini. I mattoncini possono concatenarsi in due modi: o in modo normale <text:span text:style-name="T3">alpha-beta</text:span> o in modo inverso <text:span text:style-name="T3">alpha-alpha</text:span> (invertendo il secondo). In Go posso implementarla con una <text:span text:style-name="T3">struct </text:span><text:span text:style-name="T5">con al suo interno due campi: </text:span><text:span text:style-name="T4">componenti</text:span><text:span text:style-name="T5"> e </text:span><text:span text:style-name="T4">indiceCacofonico</text:span><text:span text:style-name="T5">. Componenti rappresenta la fila in se’ per se’, ovvero la concatenazione di tutti i mattoncini, e la implemento usando una </text:span><text:span text:style-name="T4">lista concatenata</text:span><text:span text:style-name="T5"> (vedi sezione 2.2.4). </text:span><text:span text:style-name="T4">indiceCacofonico</text:span><text:span text:style-name="T5"> rappresenta l’indice di cacofonia del nome di una fila (vedi sezione 3.8 per la definizione di indice di cacofonia), e lo implemento con un </text:span><text:span text:style-name="T4">int</text:span><text:span text:style-name="T5">.</text:span></text:p>
      <text:p text:style-name="P1"><text:span text:style-name="T5"/></text:p>
      <text:p text:style-name="P20">2.2.4 – Implementazione delle liste concatenate</text:p>
      <text:p text:style-name="P1"/>
      <text:p text:style-name="P2">Come scritto nella sezione 2.2.3 l’effettiva concatenazione di mattoncini l’ho implementata usando una lista concatenata. In Go esiste il <text:span text:style-name="T3">package</text:span> <text:span text:style-name="T3">container/list</text:span> che mette a disposizione dell’utente una serie di funzioni per creare e gestire le liste, tuttavia ho voluto implementare dei tipi e delle funzioni per la creazione e gestione di liste da zero, in modo tale da modellarle specificatamente sul mio problema e sapere esattamente come funzionano. Questa implementazione e’ situata all’interno del file gestioneListe.go. In esso definisco un tipo listNode, che rappresenta un nodo della lista. Esso ha 4 campi: next, un puntatore a listNode, prev, un puntatore a listNode, segno, un byte (per ulteriori dettagli vedi sezione 3.4, disponiFila) e data, un tipo mattoncino. Next e prev rappresentano il nodo successivo e il nodo precedente al nodo corrente, quindi forse e’ il momento di fare una precisazione: la presenza sia di next sia di prev rendono la lista doppiamente concatenata. I vantaggi sono che puo’ essere percorsa senza difficolta’ sia dall’inizio sia dalla fine, oltre che garantire un range di operazioni maggiore rispetto alla lista concatenata semplice. Data e’ il valore contenuto nel nodo della lista, rappresentato da un tipo mattoncino (quindi con I campi descritti nella sezione 2.2.2). Oltre a listNode definisco anche un tipo linkedList, che rappresenta una lista doppiamente concatenata. LinkedList ha 2 campi: head, un puntatore a *listNode, e tail, un puntatore a listNode. Head rappresenta il primo nodo della lista, mentre tail rappresenta l’ultimo. Successivamente definisco delle funzioni per la creazione e gestione di liste: newList, che inizializza una nuova lista <text:span text:style-name="T7">(O(1))</text:span>, newNode, che inizializza un nuovo nodo <text:span text:style-name="T7">(O(1))</text:span>, addNode, che aggiunge un nodo in coda alla lista <text:span text:style-name="T7">(O(1))</text:span>, searchNode, che restituisce il nodo che corrisponde ad un mattoncino con un determinato nome <text:span text:style-name="T7">(O(n), n uguale alla lunghezza della lista)</text:span>, e printList, che restituisce una stampa della fila, secondo il formato <text:soft-page-break/>specificato dalla traccia <text:span text:style-name="T7">(O(n), n uguale alla lunghezza della lista)</text:span>. Usando queste funzioni ho completo controllo del mio codice e sono sicuro di cosa faccia. Inoltre, all’occorrenza, posso modificare una funzione o un tipo per adattarlo alle mie esigenze (come nella definizione di segno in listNode)</text:p>
      <text:p text:style-name="P2"/>
      <text:p text:style-name="P4">2.2.5 – Implementazione delle code</text:p>
      <text:p text:style-name="P1"/>
      <text:p text:style-name="P2">Nella BFS, per trovare il cammino minimo in un grafo, si puo’ usare una code come struttura ausiliaria, quindi, per lo stesso motivo per cui ho implementato da zero gestioneListe.go, ho deciso di fare anche gestioneCode.go. In esso definisco due tipi: queue, che rappresenta una struttura dati coda, e queueElement, che rappresenta un elemento della coda. Queue ha due campi: head, un puntatore a queueElement, che rappresenta l’elemento che e’ presente nella coda da piu’ tempo, e tail, un puntatore a queueElement, che rappresenta l’elemento che e’ presnete nella coda da meno tempo. Successivamente definisco delle funzioni e dei metodi (ho deciso di usare anche I metodi perche’ visivamente mi sembravano piu’ leggibili e perche’ volevo variare rispetto alle funzioni normali delle liste) per creare e gestire le code: newQueue, che inizializza una nuova coda, newQueueElement, che inizializza un nuovo elemento di una coda, enqueue, un metodo che inserisce nella coda un elemento, dequeue, un metodo che toglie un elemento dalla coda, isEmpty, che restituisce true o false a seconda se la coda contiene o meno elementi, bottom, un metodo che restituisce l’elemento che e’ presente da piu’ tempo nella coda, e top, un metodo che restituisce l’elemento che e’ presente da meno tempo nella coda.</text:p>
      <text:p text:style-name="P2"/>
      <text:p text:style-name="P17">3 – Spiegazione delle funzioni</text:p>
      <text:p text:style-name="P17"/>
      <text:p text:style-name="P12">3.1 – Spiegazione delle funzioni ausiliarie</text:p>
      <text:p text:style-name="P12"/>
      <text:p text:style-name="P6">Durante la scrittura di queste funzioni mi sono ritrovato piu’ e piu’ volte a dover fare determinate operazioni che sul lungo termine avrebbero allungato e diluito il codice. Per ovviare a cio’ ho deciso di creare un file controllaMattoncini.go che contiene delle funzioni ausiliarie utili a fare determinate operazioni: controllaScatola, controllaTavolo, trovaFilaSulTavolo, verificaFila. ControllaScatola serve per verificare se un mattoncino e’ contenuto nella scatola. Per farlo usa il costrutto if exists, quindi ha complessita’ O(1). ControllaTavolo invece mi ha dato qualche “problema”: essa itera prima sulla mappa tavolo, perche’ deve guardare tutte le file, e poi per ogni nome di fila effettua il for di controllo (il ciclo for piu’ interno). Con l’attuale implementazione la complessita’ di questa funzione e’ O(n*m*k), dove n e’ la lunghezza del nome della stringa, m e’ la lunghezza del nome del mattoncino da cercare, e k e’ il numero delle file. Posso fare una considerazione pero’: nel caso peggiore tutti <text:span text:style-name="T8">i</text:span> mattoncini possono collegarsi tra loro formando un’unica fila. In quel caso la complessita’ della funzione e’ O(n*m), con n che e’ il numero di mattoncini e m e’ la lunghezza del nome del mattoncino da cercare (si annullerebbe k in quanto ci sarebbe una sola fila). Infine, sono consapevole che avrei potuto usare la funzione Contains, del package strings. Go e’ open source, quindi sono andato a controllare il codice della funzione Contains, tuttavia non dispongo delle conoscenze adeguate a valutare in modo ottimale la complessita’ di essa, in quanto usa algoritmi sicuramente piu’ efficienti del mio (come quello di Rabin-Karp) ma decisamente piu’ complessi. In ogni caso mi pare di aver capito che nel caso peggiore Contains usi O(n*m), quindi tanto vale implementarmela da solo. TrovaFilaSulTavolo e’ fondamentalmente una copia di controllaTavolo, ma che restituisce il nome della fila e l’effettiva lista dei mattoncini. La complessita’ e’ identica a quella di controllaTavolo. VerificaFila e’ una funzione che controlla se una concatenazione di mattoncini e’ valida per formare una fila. Ha complessita’ O(n), con n uguale al numero di mattoncini da controllare, nel caso peggiore n e’ uguale al numero totale di mattoncini della scatola. In essa uso uno switch case che controlla il segno di due mattoncini adiacenti e <text:soft-page-break/>valuta i loro bordi in base a quelli.</text:p>
      <text:p text:style-name="P17"/>
      <text:p text:style-name="P12">3.2 – Spiegazione di inserisciMattoncino</text:p>
      <text:p text:style-name="P12"/>
      <text:p text:style-name="P6">inserisciMattoncino e’ la funzione che permette di inserire un mattoncino all’interno della scatola. Viene invocata con il comando m alpha beta sigma, e inserisce all’inerno della scatola un mattoncino con nome sigma, con bordo sinistro alpha e bordo destro beta. Se il mattoncino supera i controlli di legittimita’ viene inserito nella scatola, e succesisvamente le forme dei suoi bordi vengono inserite nella mappa forme. Questa funzione ha complessita’ O(1) perche’ all suo interno ha la funzione controllaScatola e 3 inserimenti in una mappa.</text:p>
      <text:p text:style-name="P6"/>
      <text:p text:style-name="P12">3.3 – Spiegazione di stampaMattoncino</text:p>
      <text:p text:style-name="P12"/>
      <text:p text:style-name="P10">stampaMattoncino e’ la funzione che permette di stapare a schermo un mattoncino seconod il formato specificato: <text:span text:style-name="T1">sigma: alpha, beta, </text:span><text:span text:style-name="T12">e viene invocata con il comando s sigma.</text:span> Puo’ stampare un mattoncino che e’ presente o nella scatola o in una fila disposta sul tavolo. Quest’ultimo caso e’ quello peggiore, <text:span text:style-name="T12">e ne determina la complessita’ massima, ovvero O(n*m*k), con n uguale alla lunghezza del nome della fila in cui e’ presente il mattoncino, m e’ ;la lunghezza del nome del mattoncino da stampare, k e’ il numero di file che sono presenti sul tavolo.</text:span></text:p>
      <text:p text:style-name="P10"><text:span text:style-name="T10"/></text:p>
      <text:p text:style-name="P13">3.4 – Spiegazione di disponiFila</text:p>
      <text:p text:style-name="P13"><text:span text:style-name="T9"/></text:p>
      <text:p text:style-name="P7">disponiFila e’ la funzione che permette di disporra una fila sul tavolo e viene invocata con il comando <text:span text:style-name="T2">d ±σ1 ±σ2 . . . ±σn, </text:span><text:span text:style-name="T13">e’ formata da due parti, una di controllo e una di effettiva disposizione. Prima controlla se I mattoncini esistono e se formano una fila, una volta superati I controlli la fila viene creata con la funzione creaFila </text:span><text:span text:style-name="T14">(complessita’ O(n))</text:span><text:span text:style-name="T13">, in essa vengono creati </text:span><text:span text:style-name="T14">i</text:span><text:span text:style-name="T13"> nodi che corrispondono ai mattoncini, aggiunti alla lista e successivamente venogno eliminati dalla mappa scatola i mattoncini usati, perche’ una volta disposti sul tavolo non sono piu’ presenti nella scatola. A contrario di controllaTavolo, in disponiFila ho usato una funzione del package strings, ovvero Split, </text:span><text:span text:style-name="T14">che restituisce una slice di stringhe a partire da una stringa, separando la stessa in determinati punti in cui e’ presente un carattere separatore specifico. Cio’ mi semplifica molto l’ottenimento dei mattoncini.</text:span><text:span text:style-name="T13"> </text:span><text:span text:style-name="T14">Controllando il codice open source della funzione sono giunto alla conclusione che un costo massimo possibile e’ O(n^2), con n uguale alla lunghezza della stringa. La complessita’ del resto della funzione e’ O(m^2), con m uguale alla lunghezza della slice risultante da strings.Split(). Pero’ m e’ sempre minore di n, in quando almeno un carattere separatore viene trovato (altrimenti l’input non sarebbe valido). Di conseguenza la complessita’ massima e’ O(n^2), con n uguale alla lunghezza della stringa di input.</text:span></text:p>
      <text:p text:style-name="P7"><text:span text:style-name="T11"/></text:p>
      <text:p text:style-name="P14"><text:span text:style-name="T15">3.</text:span>5 – Spiegazione di stampaFila</text:p>
      <text:p text:style-name="P14"><text:span text:style-name="T9"/></text:p>
      <text:p text:style-name="P8">stampaFIla e’ la funzione che permette di stampare a schermo la fila contenente il mattoncino che si chiama sigma, e viene invocata con il comando S sigma. Il formato di stampa e’ il seguente:</text:p>
      <text:p text:style-name="P19">(</text:p>
      <text:p text:style-name="P19">γ1</text:p>
      <text:p text:style-name="P19">γ2</text:p>
      <text:p text:style-name="P19">..</text:p>
      <text:p text:style-name="P19">.</text:p>
      <text:p text:style-name="P19"><text:soft-page-break/>γn</text:p>
      <text:p text:style-name="P19">)</text:p>
      <text:p text:style-name="P4"/>
      <text:p text:style-name="P8">con <text:span text:style-name="T1">γn </text:span>che e’ un mattoncino. Prima si effettua un controllo per verificare che il mattoncino sigma esiste, o nella scatola, o disposti in una fila sul tavolo, successivamente si scorre la lista per stamparla. La complessita’ e’ O(n*m*k), con n uguale alla lunghezza del nome della fila, m uguale alla lunghezza del nome del mattoncino, e k uguale al numero di file disposte sul tavolo. Nella funzione utilizzo anche printList, che ha complessita’ O(n), con n uguale alla lunghezza della lista. Tuttavia, siccome il nome della fila e’ ottenuto concatenando tutti I nomi dei mattoncini che la compongono, se I nomi dei mattoncini sono lunghi 1 (quindi formati da un solo carattere), allora la lunghezza della lista e’ uguale alla lunghezza del nome della fila. In tutti gli altri casi la lunghezza del nome e’ maggiore alla lunghezza della lista. Questo e’ il motivo per cui la complessita’ e’ O(n*m*k) e non O(n).</text:p>
      <text:p text:style-name="P8"><text:span text:style-name="T9"/></text:p>
      <text:p text:style-name="P14">3.6 – Spiegazione di eliminaFila</text:p>
      <text:p text:style-name="P14"><text:span text:style-name="T9"/></text:p>
      <text:p text:style-name="P8">eliminaFila e’ la funzione che permette di togliere una fila dal tavolo e rimettere I mattoncini di essa all’interno della scatola, e viene invocata con il comando e sigma. Essa controlla che il mattoncino esista, o nella scatola o in una fila sul tavolo, e poi procede a reinserire nella mappa scatola il mattoncino con I suoi bordi, e nella mappa forme le forme dei bordi. Infine elimina dalla mappa tavolo la fila specificata. La complessita’ di questa funzione e’, come per stampaFila, O(n*m*k), con n uguale alla lunghezza del nome della fila, m uguale alla lunghezza del nome del mattoncino, k uguale al numero di file disposte sul tavolo. I motivi sono gli stessi di stampaFila (vedi sezione 3.5).</text:p>
      <text:p text:style-name="P8"><text:span text:style-name="T9"/></text:p>
      <text:p text:style-name="P14">3.7 – Spiegazione di sottostringaMassima</text:p>
      <text:p text:style-name="P14"><text:span text:style-name="T9"/></text:p>
      <text:p text:style-name="P9">sottostringaMassima e’ una funzione che permette di trovare la sequenza di caratteri in comune piu’ lunga tra cue stringhe, e viene invocata con il comando M sigma tau. Un dettaglio molto importante di questo problema e’ che I caratteri in comune devono essere nello stesso ordine in entrambe le stringhe, pero’ non devono essere consecutivi. Per esempio la sottostringa massima tra casa e cosa e’ csa. La funzione sottostringaMassima sfrutta la tecnica della programmazione dinamica per risolvere un problema di ottimizzazione. Essa consiste nel suddividere il problema generale in piu’ sottoproblemi, risolvendoli uno alla volta e memorizzandone i risultati, in modo tale da non doverli ricalcolare nel caso si ripresentassero un’altra volta. Per fare cio’ sfrutto una struttura dati ausiliaria: una matrice (n+1)*(m+1), con n e m uguali alle lunghezze delle due stringhe di cui si vuole trovare la sottostringa massima. Innanzitutto, come mai n+1 e m+1? Per una questione di comodita’ con <text:span text:style-name="T16">i</text:span> cicli for, infatti la prima colonna e la prima riga vengono inizializzate a zero (cio’ corrisponde al numero di caratteri in comune tra una stringa vuota e un’altra stringa non vuota), e per di piu’ possiamo sfruttare cio’ per eseguire il controllo tra un elemento di indice <text:span text:style-name="T16">i</text:span> e un elemnto di inidice i-1, senza il rischio di incorrere in “index out of bounds”. <text:span text:style-name="T16">Fondamentalmente questa matrice contiene nelle varie celle il numero di passaggi minimo per passare dalla prima stringa alla seconda. La ricerca si compone di due cicli for, in i e in j, e, chiamando x e y le due stringhe, quando x[i]=y[j] allora incremento di 1 il valore che c’e’ nella cella [i-1][j-1] (quella in diagonale verso l’alto a sinistra, per intenderci). Quando invece i due caratteri x[i] e y[j] non sono uguali nella cella corrente inserisco il massimo tra I valori contenuti nella cella [i-i][j] e [i][j-1] (quindi il massimo tra I valori contenuti nella cella in alto e in quella a sinistra). Il risultato finale sara’ memorizzato nell’</text:span><text:span text:style-name="T17">ultima</text:span><text:span text:style-name="T16"> cella in basso a destra. </text:span><text:span text:style-name="T17">Per ricostruire la sequenza effettiva posso ripercorrere a ritroso la matrice, quindi partendo dalla cella [n][m] controllo se in essa ci sono arrivato incrementando il valore della cella posta in diagonale (quindi se la cella [i][j] != cella [i-1][j-1]). Se si’, </text:span><text:soft-page-break/><text:span text:style-name="T17">allora la lettera corrispondente a quella cella appartiene alla sottosequenza minima, decremento sia i sia j (quindi mi sposto in diagonale), e ricomincio. Altrimenti controllo se il valore nella cella in cui sono e‘ uguale al valore della cella posta in alto ad essa ([i][j] = [i-1][j]): se si’ decremento i (quindi mi sposto in alto di una fila), altrimenti decremento j (mi sposto verso sinistra di una colonna). Continuo a fare queste procedure finche’ non arrivo nella cella [0][0].</text:span></text:p>
      <text:p text:style-name="P6"/>
      <text:p text:style-name="P2"/>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NSimSun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3646in" fo:margin-right="0.322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8T17:00:46.636106422</dc:date>
    <meta:editing-duration>PT19H40M45S</meta:editing-duration>
    <meta:editing-cycles>9</meta:editing-cycles>
    <meta:generator>LibreOffice/7.6.4.1$Linux_X86_64 LibreOffice_project/60$Build-1</meta:generator>
    <meta:document-statistic meta:table-count="0" meta:image-count="0" meta:object-count="0" meta:page-count="8" meta:paragraph-count="113" meta:word-count="3481" meta:character-count="22315" meta:non-whitespace-character-count="18875"/>
  </office:meta>
</office:document-meta>
</file>